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022100203601</text:p>
          </table:table-cell>
          <table:table-cell office:value-type="string" calcext:value-type="string">
            <text:p>2024-12-30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8336" calcext:value-type="float">
            <text:p>63.64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22100203601</text:p>
          </table:table-cell>
          <table:table-cell office:value-type="string" calcext:value-type="string">
            <text:p>2024-01-03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6144" calcext:value-type="float">
            <text:p>63.63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22100203601</text:p>
          </table:table-cell>
          <table:table-cell office:value-type="string" calcext:value-type="string">
            <text:p>2023-01-04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4432" calcext:value-type="float">
            <text:p>63.65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22100203601</text:p>
          </table:table-cell>
          <table:table-cell office:value-type="string" calcext:value-type="string">
            <text:p>2022-01-04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5456" calcext:value-type="float">
            <text:p>63.46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22100203601</text:p>
          </table:table-cell>
          <table:table-cell office:value-type="string" calcext:value-type="string">
            <text:p>2021-01-05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95936" calcext:value-type="float">
            <text:p>63.49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22100203601</text:p>
          </table:table-cell>
          <table:table-cell office:value-type="string" calcext:value-type="string">
            <text:p>2020-01-03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93472" calcext:value-type="float">
            <text:p>63.59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22100203601</text:p>
          </table:table-cell>
          <table:table-cell office:value-type="string" calcext:value-type="string">
            <text:p>2019-01-02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3556" calcext:value-type="float">
            <text:p>63.53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22100203601</text:p>
          </table:table-cell>
          <table:table-cell office:value-type="string" calcext:value-type="string">
            <text:p>2018-01-04 15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8504" calcext:value-type="float">
            <text:p>63.46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22100203601</text:p>
          </table:table-cell>
          <table:table-cell office:value-type="string" calcext:value-type="string">
            <text:p>2017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6416" calcext:value-type="float">
            <text:p>63.52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22100203601</text:p>
          </table:table-cell>
          <table:table-cell office:value-type="string" calcext:value-type="string">
            <text:p>201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716" calcext:value-type="float">
            <text:p>57.28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22100203601</text:p>
          </table:table-cell>
          <table:table-cell office:value-type="string" calcext:value-type="string">
            <text:p>2016-01-05 20:57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6604" calcext:value-type="float">
            <text:p>63.56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22100203601</text:p>
          </table:table-cell>
          <table:table-cell office:value-type="string" calcext:value-type="string">
            <text:p>2015-01-07 21:18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5872" calcext:value-type="float">
            <text:p>63.74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22100203601</text:p>
          </table:table-cell>
          <table:table-cell office:value-type="string" calcext:value-type="string">
            <text:p>2014-01-07 21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6688" calcext:value-type="float">
            <text:p>63.41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22100203601</text:p>
          </table:table-cell>
          <table:table-cell office:value-type="string" calcext:value-type="string">
            <text:p>2013-01-08 20:19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0656" calcext:value-type="float">
            <text:p>63.16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22100203601</text:p>
          </table:table-cell>
          <table:table-cell office:value-type="string" calcext:value-type="string">
            <text:p>2012-01-04 19:21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3392" calcext:value-type="float">
            <text:p>62.95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22100203601</text:p>
          </table:table-cell>
          <table:table-cell office:value-type="string" calcext:value-type="string">
            <text:p>2011-01-04 18:58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02" calcext:value-type="float">
            <text:p>62.56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22100203601</text:p>
          </table:table-cell>
          <table:table-cell office:value-type="string" calcext:value-type="string">
            <text:p>2010-01-05 19:16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0056" calcext:value-type="float">
            <text:p>62.17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22100203601</text:p>
          </table:table-cell>
          <table:table-cell office:value-type="string" calcext:value-type="string">
            <text:p>2009-01-06 19:11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9912" calcext:value-type="float">
            <text:p>61.77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22100203601</text:p>
          </table:table-cell>
          <table:table-cell office:value-type="string" calcext:value-type="string">
            <text:p>2008-01-07 19:54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7784" calcext:value-type="float">
            <text:p>61.51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22100203601</text:p>
          </table:table-cell>
          <table:table-cell office:value-type="string" calcext:value-type="string">
            <text:p>2007-01-08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3192" calcext:value-type="float">
            <text:p>61.35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22100203601</text:p>
          </table:table-cell>
          <table:table-cell office:value-type="string" calcext:value-type="string">
            <text:p>2006-01-04 23:21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6784" calcext:value-type="float">
            <text:p>61.13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1" meta:object-count="0"/>
    <meta:user-defined meta:name="AppVersion">3.0</meta:user-defined>
  </office:meta>
</office:document-meta>
</file>